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T1" style:family="text">
      <style:text-properties fo:font-size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size-asian="16pt"/>
    </style:style>
    <style:style style:name="T9" style:family="text">
      <style:text-properties style:font-weight-asian="bold"/>
    </style:style>
    <style:style style:name="T10" style:family="text">
      <style:text-properties style:font-weight-asian="bold" style:font-size-complex="16pt" style:font-weight-complex="bold"/>
    </style:style>
    <style:style style:name="T11" style:family="text">
      <style:text-properties style:font-weight-asian="bold" style:font-weight-complex="bold"/>
    </style:style>
    <style:style style:name="T12" style:family="text">
      <style:text-properties style:font-size-complex="16pt"/>
    </style:style>
    <style:style style:name="T13" style:family="text">
      <style:text-properties style:font-weight-complex="bold"/>
    </style:style>
    <style:style style:name="T14" style:family="text">
      <style:text-properties fo:font-size="12pt" style:text-underline-style="none" fo:font-weight="normal" style:font-size-asian="12pt" style:font-weight-asian="bold" style:font-size-complex="16pt" style:font-weight-complex="bold"/>
    </style:style>
    <style:style style:name="T15" style:family="text">
      <style:text-properties style:text-underline-style="none" fo:font-weight="normal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/></text:p>
      <text:p text:style-name="P2"><text:span text:style-name="T11">Breve exemplo de logfile do servidor</text:span></text:p>
      <text:p text:style-name="P2"><text:span text:style-name="T11"/></text:p>
      <text:section text:style-name="Sect1" text:name="Section1">
        <text:p text:style-name="P2"><text:span text:style-name="T11">[10:49:41] (server) STATISTICS SENT (RT)<text:tab/>[broadcast]</text:span></text:p>
        <text:p text:style-name="P2"><text:span text:style-name="T15">[10:49:50] /CONNECT ndr Andre andre<text:tab/>[4756]</text:span></text:p>
        <text:p text:style-name="P2"><text:span text:style-name="T15">[10:49:54] /CONNECT xtr joao joao<text:tab/>[4752]</text:span></text:p>
        <text:p text:style-name="P2"><text:span text:style-name="T15">[10:49:55] (xtr) ola <text:tab/>[broadcast]</text:span></text:p>
        <text:p text:style-name="P2"><text:span text:style-name="T15">[10:49:59] (ndr) hey <text:tab/>[broadcast]</text:span></text:p>
        <text:p text:style-name="P2"><text:span text:style-name="T15">[10:50:04] /CHAT xtr<text:tab/>[4756:ndr]</text:span></text:p>
        <text:p text:style-name="P2"><text:span text:style-name="T15">[10:50:08] (ndr) hei <text:tab/>[unicast:ndr-xtr]</text:span></text:p>
        <text:p text:style-name="P2"><text:span text:style-name="T15">[10:50:11] (xtr) boas <text:tab/>[unicast:ndr-xtr]</text:span></text:p>
        <text:p text:style-name="P2"><text:span text:style-name="T15">[10:50:16] (xtr) g2g, bye <text:tab/>[unicast:ndr-xtr]</text:span></text:p>
        <text:p text:style-name="P2"><text:span text:style-name="T15">[10:50:19] /LEAVE<text:tab/>[4752:xtr]</text:span></text:p>
        <text:p text:style-name="P2"><text:span text:style-name="T15">[10:50:24] (ndr) hum <text:tab/>[unicast:ndr-xtr]</text:span></text:p>
        <text:p text:style-name="P2"><text:span text:style-name="T15">[10:50:29] /MYSTATS<text:tab/>[4756:ndr]</text:span></text:p>
        <text:p text:style-name="P2"><text:span text:style-name="T15">[10:50:34] /STATS<text:tab/>[4752:xtr]</text:span></text:p>
        <text:p text:style-name="P2"><text:span text:style-name="T15">[10:50:41] (server) STATISTICS SENT (RT)<text:tab/>[broadcast]</text:span></text:p>
        <text:p text:style-name="P2"><text:span text:style-name="T15">[10:50:47] /DISCONNECT<text:tab/>[4752:xtr]</text:span></text:p>
        <text:p text:style-name="P2"><text:span text:style-name="T15">[10:50:52] /CONNECT xtr joao joao<text:tab/>[4752]</text:span></text:p>
        <text:p text:style-name="P2"><text:span text:style-name="T15">[10:50:57] /NICK ndr2<text:tab/>[4752:xtr]</text:span></text:p>
        <text:p text:style-name="P2"><text:span text:style-name="T15">[10:50:59] (ndr2) ahah <text:tab/>[broadcast]</text:span></text:p>
        <text:p text:style-name="P2"><text:span text:style-name="T15">[10:51:07] /DISCONNECt<text:tab/>[4752:ndr2]</text:span></text:p>
        <text:p text:style-name="P2"><text:span text:style-name="T15">[10:51:10] /DISCONNECT<text:tab/>[4752:ndr2]</text:span></text:p>
        <text:p text:style-name="P2"><text:span text:style-name="T15">[10:51:14] /DISCONNECT<text:tab/>[4756:ndr]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ao goncalves</meta:initial-creator>
    <meta:creation-date>2010-06-01T11:44:16</meta:creation-date>
    <dc:date>2010-06-01T11:52:59</dc:date>
    <dc:creator>Joao goncalves</dc:creator>
    <meta:editing-duration>PT00H08M44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22" meta:word-count="94" meta:character-count="829"/>
  </office:meta>
</office:document-meta>
</file>